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9966" draw:textarea-vertical-align="middle"/>
    </style:style>
    <style:style style:name="gr2" style:family="graphic" style:parent-style-name="standard">
      <style:graphic-properties draw:stroke="none" draw:fill="solid" draw:fill-color="#ffd320" draw:textarea-vertical-align="middle"/>
    </style:style>
    <style:style style:name="gr3" style:family="graphic" style:parent-style-name="standard">
      <style:graphic-properties draw:stroke="none" draw:fill="solid" draw:fill-color="#996633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fffff" draw:textarea-vertical-align="middle"/>
    </style:style>
    <style:style style:name="gr5" style:family="graphic" style:parent-style-name="objectwithoutfill">
      <style:graphic-properties draw:stroke="solid" svg:stroke-width="0.203cm" draw:marker-start-width="0.503cm" draw:marker-end-width="0.503cm" draw:fill="none" draw:fill-color="#ffffff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draw:fill="solid" draw:fill-color="#996633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4.166cm" svg:height="12.61cm" svg:x="8.05cm" svg:y="8.163cm">
            <text:p/>
          </draw:rect>
          <draw:g>
            <draw:circle draw:style-name="gr2" draw:text-style-name="P1" draw:layer="layout" svg:width="2.195cm" svg:height="2.195cm" draw:transform="rotate (0.0780162175641318) translate (9.658cm 17.134cm)">
              <text:p/>
            </draw:circle>
            <draw:rect draw:style-name="gr2" draw:text-style-name="P1" draw:layer="layout" svg:width="0.338cm" svg:height="9.176cm" draw:transform="rotate (0.0780162175641318) translate (9.907cm 8.418cm)">
              <text:p/>
            </draw:rect>
          </draw:g>
          <draw:path draw:style-name="gr3" draw:text-style-name="P1" draw:layer="layout" svg:width="4.615cm" svg:height="16.831cm" svg:x="7.881cm" svg:y="4.616cm" svg:viewBox="0 0 4616 16832" svg:d="M0 16832v-16832h4616v16832zM422 15481v-10414h3772v10414z">
            <text:p/>
          </draw:path>
        </draw:g>
        <draw:g>
          <draw:circle draw:style-name="gr4" draw:text-style-name="P1" draw:layer="layout" svg:width="3.659cm" svg:height="3.659cm" svg:x="8.36cm" svg:y="5.573cm">
            <text:p/>
          </draw:circle>
          <draw:line draw:style-name="gr5" draw:text-style-name="P1" draw:layer="layout" svg:x1="10.138cm" svg:y1="7.476cm" svg:x2="10.724cm" svg:y2="8.106cm">
            <text:p/>
          </draw:line>
          <draw:line draw:style-name="gr5" draw:text-style-name="P1" draw:layer="layout" svg:x1="10.162cm" svg:y1="7.544cm" svg:x2="10.161cm" svg:y2="5.855cm">
            <text:p/>
          </draw:line>
        </draw:g>
        <draw:custom-shape draw:style-name="gr6" draw:text-style-name="P1" draw:layer="layout" svg:width="6.53cm" svg:height="1.182cm" svg:x="6.924cm" svg:y="3.99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1.383cm" svg:height="2.914cm" draw:transform="rotate (1.5707963267946) translate (8.732cm 4.44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sley Branton</meta:initial-creator>
    <meta:creation-date>2017-04-13T20:11:00.50</meta:creation-date>
    <dc:date>2017-04-13T23:07:41.84</dc:date>
    <dc:creator>Wesley Branton</dc:creator>
    <meta:editing-duration>PT9M37S</meta:editing-duration>
    <meta:editing-cycles>2</meta:editing-cycles>
    <meta:generator>OpenOffice/4.1.3$Win32 OpenOffice.org_project/413m1$Build-9783</meta:generator>
    <meta:document-statistic meta:object-count="12"/>
  </office:meta>
</office:document-meta>
</file>